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list-style-name="L1">
      <style:paragraph-properties fo:text-align="start" style:justify-single-word="false"/>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31 Assignment 5</text:p>
      <text:p text:style-name="P1">Andrew Helwer</text:p>
      <text:p text:style-name="P1">10023875</text:p>
      <text:p text:style-name="P1"/>
      <text:p text:style-name="P2">Test Plan</text:p>
      <text:p text:style-name="P3"/>
      <text:p text:style-name="P4">Note: For the following, the sort() method that uses the default comparator shall be referred to as sortS, and the sort() method that uses a custom comparator shall be referred to as sortT.</text:p>
      <text:p text:style-name="P3"/>
      <text:list xml:id="list300158757" text:style-name="L1">
        <text:list-item>
          <text:p text:style-name="P5">Test that <text:span text:style-name="T2">sortS()</text:span><text:span text:style-name="T1"> throws a </text:span><text:span text:style-name="T2">NullPointerException</text:span><text:span text:style-name="T1"> when passed a null value for A</text:span></text:p>
        </text:list-item>
        <text:list-item>
          <text:p text:style-name="P5"><text:span text:style-name="T1">Test that </text:span><text:span text:style-name="T2">sortT()</text:span><text:span text:style-name="T1"> throws a </text:span><text:span text:style-name="T2">NullPointerException</text:span><text:span text:style-name="T1"> when passed a null value for A and thisOrder</text:span></text:p>
        </text:list-item>
        <text:list-item>
          <text:p text:style-name="P5"><text:span text:style-name="T1">Test that </text:span><text:span text:style-name="T2">sortS() </text:span><text:span text:style-name="T1">and </text:span><text:span text:style-name="T2">sortT()</text:span><text:span text:style-name="T1"> handle an empty ArrayList correctly</text:span></text:p>
        </text:list-item>
        <text:list-item>
          <text:p text:style-name="P5"><text:span text:style-name="T1">Test that </text:span><text:span text:style-name="T2">sortS() </text:span><text:span text:style-name="T1">and </text:span><text:span text:style-name="T2">sortT()</text:span><text:span text:style-name="T1"> correctly sort a pre-sorted ArrayList</text:span></text:p>
        </text:list-item>
        <text:list-item>
          <text:p text:style-name="P5"><text:span text:style-name="T1">Test that </text:span><text:span text:style-name="T2">sortS() </text:span><text:span text:style-name="T1">and </text:span><text:span text:style-name="T2">sortT()</text:span><text:span text:style-name="T1"> correctly sort an ArrayList sorted in decreasing order</text:span></text:p>
        </text:list-item>
        <text:list-item>
          <text:p text:style-name="P5"><text:bookmark-start text:name="DDE_LINK"/><text:span text:style-name="T1">Test that </text:span><text:span text:style-name="T2">sortS() </text:span><text:span text:style-name="T1">and </text:span><text:span text:style-name="T2">sortT()</text:span><text:span text:style-name="T1"> correctly sort an ArrayList</text:span><text:bookmark-end text:name="DDE_LINK"/><text:span text:style-name="T1"> containing duplicates</text:span></text:p>
        </text:list-item>
        <text:list-item>
          <text:p text:style-name="P5"><text:span text:style-name="T1">Test that </text:span><text:span text:style-name="T2">sortS() </text:span><text:span text:style-name="T1">and </text:span><text:span text:style-name="T2">sortT()</text:span><text:span text:style-name="T1"> correctly sort an ArrayList of identical values</text:span></text:p>
        </text:list-item>
        <text:list-item>
          <text:p text:style-name="P5"><text:span text:style-name="T1">Test that </text:span><text:span text:style-name="T2">sortS() </text:span><text:span text:style-name="T1">and </text:span><text:span text:style-name="T2">sortT()</text:span><text:span text:style-name="T1"> correctly sort an ArrayList of arbitrary values</text:span></text:p>
        </text:list-item>
      </text:list>
      <text:p text:style-name="P3"/>
      <text:p text:style-name="P3">All tests are located in the file <text:span text:style-name="T2">mySortTest.java</text:span><text:span text:style-name="T1">.<text:tab/></text:span></text:p>
      <text:p text:style-name="P3"/>
      <text:p text:style-name="P2">Written Report</text:p>
      <text:p text:style-name="P3"/>
      <text:p text:style-name="P3">I chose MergeSort for several reasons. First, it is O(nlogn) in the worst case. Second, of all the O(nlogn) algorithms, it is the simplest to implement and is fairly efficient. Of course, more efficient algorithms exist such as IntroSort, but IntroSort requires QuickSort, HeapSort, and InsertionSort to be implemented, and so the simplicity of implementation is greatly decreased.</text:p>
      <text:p text:style-name="P3"/>
      <text:p text:style-name="P3">My particular implementation of MergeSort was similar to the version represented in class, with only one notable difference in the splitting function. For the general case – where the length of the array is greater than one – instead of creating two new arrays and copying values into each, I simply created and updated two variables that represented the starting index and ending index of a subarray in the original array. In this way I was able to avoid the costly practice of needlessly copying values into arrays that would be, in turn, split into more arrays, while still having identical func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w Helwer</meta:initial-creator>
    <meta:creation-date>2009-12-06T18:57:22</meta:creation-date>
    <dc:date>2009-12-07T19:30:37</dc:date>
    <dc:creator>Andrew Helwer</dc:creator>
    <meta:editing-duration>PT02H08M05S</meta:editing-duration>
    <meta:editing-cycles>4</meta:editing-cycles>
    <meta:generator>OpenOffice.org/3.1$Unix OpenOffice.org_project/310m19$Build-9420</meta:generator>
    <meta:document-statistic meta:table-count="0" meta:image-count="0" meta:object-count="0" meta:page-count="1" meta:paragraph-count="17" meta:word-count="316" meta:character-count="1921"/>
  </office:meta>
</office:document-meta>
</file>